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04cm" fo:min-width="8.122cm"/>
    </style:style>
    <style:style style:name="gr2" style:family="graphic" style:parent-style-name="standard">
      <style:graphic-properties draw:textarea-horizontal-align="justify" draw:textarea-vertical-align="middle" draw:auto-grow-height="false" fo:min-height="2.804cm" fo:min-width="8.214cm"/>
    </style:style>
    <style:style style:name="gr3" style:family="graphic" style:parent-style-name="standard">
      <style:graphic-properties draw:textarea-horizontal-align="justify" draw:textarea-vertical-align="middle" draw:auto-grow-height="false" fo:min-height="3.164cm" fo:min-width="9.29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9.53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2.192cm" svg:height="4.318cm" svg:x="3.794cm" svg:y="4.175cm">
          <text:p text:style-name="P1"><text:span text:style-name="T1">Non-Approved</text:span></text:p>
          <text:list text:style-name="L1">
            <text:list-item>
              <text:p text:style-name="P2"><text:span text:style-name="T2">Not visible to users</text:span></text:p>
            </text:list-item>
            <text:list-item>
              <text:p text:style-name="P2"><text:span text:style-name="T2">Can edit Hunt</text:span></text:p>
            </text:list-item>
            <text:list-item>
              <text:p text:style-name="P2"><text:span text:style-name="T2">Can edit Badges</text:span></text:p>
            </text:list-item>
            <text:list-item>
              <text:p text:style-name="P2"><text:span text:style-name="T2">Can add/remove Badges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2.322cm" svg:height="4.318cm" svg:x="3.794cm" svg:y="12.43cm">
          <text:p text:style-name="P1"><text:span text:style-name="T1">Submitted</text:span></text:p>
          <text:list text:style-name="L1">
            <text:list-item>
              <text:p text:style-name="P2"><text:span text:style-name="T2">Cannot edit Hunt</text:span></text:p>
            </text:list-item>
            <text:list-item>
              <text:p text:style-name="P2"><text:span text:style-name="T2">Cannot edit Badges</text:span></text:p>
            </text:list-item>
            <text:list-item>
              <text:p text:style-name="P2"><text:span text:style-name="T2">Cannot add/remove Badges</text:span></text:p>
            </text:list-item>
            <text:list-item>
              <text:p text:style-name="P2"><text:span text:style-name="T2">Everything is locked down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3.846cm" svg:height="4.826cm" svg:x="3.032cm" svg:y="19.796cm">
          <text:p text:style-name="P1"><text:span text:style-name="T1">Approved</text:span></text:p>
          <text:list text:style-name="L1">
            <text:list-item>
              <text:p text:style-name="P2"><text:span text:style-name="T2">Users able to search for and retrieve Hunt</text:span></text:p>
            </text:list-item>
            <text:list-item>
              <text:p text:style-name="P2"><text:span text:style-name="T2">Hunt is "finalized" and cannot be altered.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9.89cm" svg:y1="8.493cm" svg:x2="9.955cm" svg:y2="12.43cm" draw:start-shape="id1" draw:end-shape="id2" svg:d="M9890 8493l65 3937" svg:viewBox="0 0 66 3938">
          <text:p text:style-name="P1"><text:span text:style-name="T2">User Submit</text:span></text:p>
        </draw:connector>
        <draw:connector draw:style-name="gr4" draw:text-style-name="P3" draw:layer="layout" draw:type="line" svg:x1="9.955cm" svg:y1="16.748cm" svg:x2="9.955cm" svg:y2="19.796cm" draw:start-shape="id2" draw:start-glue-point="8" draw:end-shape="id3" svg:d="M9955 16748v3048" svg:viewBox="0 0 1 3049">
          <text:p text:style-name="P1"><text:span text:style-name="T2">Admin Approves</text:span></text:p>
        </draw:connector>
        <draw:connector draw:style-name="gr4" draw:text-style-name="P3" draw:layer="layout" draw:type="curve" draw:line-skew="2.452cm" svg:x1="16.116cm" svg:y1="14.589cm" svg:x2="15.986cm" svg:y2="6.334cm" draw:start-shape="id2" draw:start-glue-point="10" draw:end-shape="id1" draw:end-glue-point="10" svg:d="M16116 14589c4431 0 4496-8255-130-8255" svg:viewBox="0 0 3462 8256">
          <text:p text:style-name="P1"><text:span text:style-name="T2">Admin Rejects</text:span></text:p>
        </draw:connector>
        <draw:custom-shape draw:style-name="gr5" draw:text-style-name="P1" draw:layer="layout" svg:width="10.033cm" svg:height="1.524cm" svg:x="5.572cm" svg:y="0.873cm">
          <text:p text:style-name="P1">Hunt State Diagra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30:52.670713933</meta:creation-date>
    <dc:date>2018-04-11T16:34:23.516743426</dc:date>
    <meta:editing-duration>PT10M17S</meta:editing-duration>
    <meta:editing-cycles>2</meta:editing-cycles>
    <meta:generator>LibreOffice/5.4.5.1$Linux_X86_64 LibreOffice_project/40m0$Build-1</meta:generator>
    <meta:document-statistic meta:object-count="7"/>
  </office:meta>
</office:document-meta>
</file>